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IntegerConvertor.getDefault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IntegerConvertor.FormattingInteger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IntegerConvertor.convertFromString( String value , Locale locale , Convertor . FormatCache format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attingInteger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